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3113.png" xlink:type="simple" xlink:show="embed" xlink:actuate="onLoad"/></draw:frame></text:p>
          </table:table-cell>
          <table:table-cell table:style-name="Table1.B1" office:value-type="string">
            <text:h text:style-name="P3" text:outline-level="1">Датчик потенциа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2.281cm" draw:z-index="1"><draw:image xlink:href="../images/311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используется только для «снятия показаний» потенциала в данной точке электрической схемы.</text:p>
            <text:p text:style-name="P6">Структура блока представлена на рисунке 1:</text:p>
            <text:p text:style-name="P7"><draw:frame draw:style-name="fr2" draw:name="Графический объект3" text:anchor-type="as-char" svg:width="16.803cm" svg:height="5.371cm" draw:z-index="2"><draw:image xlink:href="../images/3113_ris_1.png" xlink:type="simple" xlink:show="embed" xlink:actuate="onLoad"/></draw:frame></text:p>
            <text:p text:style-name="P7">Рисунок 1 – Структура блока «Датчик потенциала».</text:p>
            <text:p text:style-name="P8">На выходном порте блока «Потенциал» формируется текущее значение потенциала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тчик потенциала</dc:title>
    <dc:date>2015-01-12T17:04:43.03</dc:date>
    <meta:generator>OpenOffice/4.1.1$Win32 OpenOffice.org_project/411m6$Build-9775</meta:generator>
    <meta:editing-duration>PT3H27M1S</meta:editing-duration>
    <meta:editing-cycles>99</meta:editing-cycles>
    <meta:document-statistic meta:table-count="1" meta:image-count="3" meta:object-count="0" meta:page-count="1" meta:paragraph-count="11" meta:word-count="43" meta:character-count="305"/>
    <meta:user-defined meta:name="Поле 1"/>
    <meta:user-defined meta:name="Поле 2"/>
    <meta:user-defined meta:name="Поле 3"/>
    <meta:user-defined meta:name="Поле 4"/>
  </office:meta>
</office:document-meta>
</file>